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2.067cm" fo:break-before="auto" style:use-optimal-row-height="true"/>
    </style:style>
    <style:style style:name="ro9" style:family="table-row">
      <style:table-row-properties style:row-height="1.154cm" fo:break-before="auto" style:use-optimal-row-height="true"/>
    </style:style>
    <style:style style:name="ro10" style:family="table-row">
      <style:table-row-properties style:row-height="2.6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6_12-13-0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42272 E-139-34-49.6545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6_21-17-49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7_00-23-09_000.jpg</text:p>
          </table:table-cell>
          <table:table-cell table:style-name="ce4" office:value-type="string">
            <text:p>:m / 1*1 / percussion,rythm / session-memo / s.1:item=やかん,hitter=hand:both,pieces=~,genr=pattern-atom,other=指番号、割り当て。打撃対象の、位置への、記号、割り当て,memo+,R=1</text:p>
          </table:table-cell>
          <table:table-cell table:style-name="ce11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4]=&quot;&quot;;[.C4];CONCATENATE([.C4];&quot; / &quot;;[.E4]))" office:value-type="string" office:string-value=":m / 1*1 / percussion,rythm / session-memo / s.1:item=やかん,hitter=hand:both,pieces=~,genr=pattern-atom,other=指番号、割り当て。打撃対象の、位置への、記号、割り当て,memo+,R=1">
            <text:p>:m / 1*1 / percussion,rythm / session-memo / s.1:item=やかん,hitter=hand:both,pieces=~,genr=pattern-atom,other=指番号、割り当て。打撃対象の、位置への、記号、割り当て,memo+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9-27_00-23-27_000.jpg</text:p>
          </table:table-cell>
          <table:table-cell table:style-name="ce11" office:value-type="string">
            <text:p>:m RES 1*1 / free# JVEMV6 68#_104:4_id=ZCCK:2 / 68. theoretical-physics(tp) / w=~,topics=多項定理：係数は１以上か,doc=~,other=~</text:p>
          </table:table-cell>
          <table:table-cell table:style-name="ce11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5]=&quot;&quot;;[.C5];CONCATENATE([.C5];&quot; / &quot;;[.E5]))" office:value-type="string" office:string-value=":m RES 1*1 / free# JVEMV6 68#_104:4_id=ZCCK:2 / 68. theoretical-physics(tp) / w=~,topics=多項定理：係数は１以上か,doc=~,other=~">
            <text:p>:m RES 1*1 / free# JVEMV6 68#_104:4_id=ZCCK:2 / 68. theoretical-physics(tp) / w=~,topics=多項定理：係数は１以上か,doc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7_00-23-27_001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7_11-00-25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7]=&quot;&quot;;[.C7];CONCATENATE([.C7];&quot; / &quot;;[.E7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4" office:value-type="string">
            <text:p>2021-09-26_18-15-00_000.mp4</text:p>
          </table:table-cell>
          <table:table-cell table:style-name="ce19" office:value-type="string">
            <text:p>:VIDEO / @自室 / 記録 / percussion,rythm / 演奏、play / R=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VIDEO / @自室 / 記録 / percussion,rythm / 演奏、play / R=1">
            <text:p>:VIDEO / @自室 / 記録 / percussion,rythm / 演奏、play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5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5" table:number-rows-repeated="2651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554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2021/09/27</text:date>, <text:time>11:5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7T11:53:18.23</dc:date>
    <dc:creator>iwabuchi ken</dc:creator>
    <meta:editing-duration>P37DT15H33M3S</meta:editing-duration>
    <meta:editing-cycles>13407</meta:editing-cycles>
    <meta:document-statistic meta:table-count="1" meta:cell-count="433" meta:object-count="0"/>
  </office:meta>
</office:document-meta>
</file>